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201in"/>
    </style:style>
    <style:style style:name="co2" style:family="table-column">
      <style:table-column-properties fo:break-before="auto" style:column-width="0.2173in"/>
    </style:style>
    <style:style style:name="co3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ce1"/>
        <table:table-column table:style-name="co3" table:default-cell-style-name="Default"/>
        <table:table-column table:style-name="co2" table:number-columns-repeated="8" table:default-cell-style-name="ce3"/>
        <table:table-column table:style-name="co3" table:default-cell-style-name="Default"/>
        <table:table-column table:style-name="co2" table:number-columns-repeated="8" table:default-cell-style-name="ce4"/>
        <table:table-column table:style-name="co3" table:number-columns-repeated="997" table:default-cell-style-name="Default"/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 table:number-columns-repeated="997"/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 table:number-columns-repeated="997"/>
        </table:table-row>
        <table:table-row table:style-name="ro1">
          <table:table-cell/>
          <table:table-cell table:style-name="Default" table:number-columns-repeated="8"/>
          <table:table-cell table:style-name="ce2" office:value-type="string" calcext:value-type="string" table:number-columns-spanned="9" table:number-rows-spanned="1">
            <text:p>Erosión con SE cruz de 3x3</text:p>
          </table:table-cell>
          <table:covered-table-cell table:number-columns-repeated="2" table:style-name="ce2"/>
          <table:covered-table-cell table:number-columns-repeated="6" table:style-name="Default"/>
          <table:table-cell/>
          <table:table-cell table:style-name="ce2" office:value-type="string" calcext:value-type="string" table:number-columns-spanned="9" table:number-rows-spanned="1">
            <text:p>Dilatación con SE cuadrado de 3x3</text:p>
          </table:table-cell>
          <table:covered-table-cell table:number-columns-repeated="7" table:style-name="Default"/>
          <table:covered-table-cell/>
          <table:table-cell table:number-columns-repeated="996"/>
        </table:table-row>
        <calcext:conditional-formats>
          <calcext:conditional-format calcext:target-range-address="Sheet1.B2:Sheet1.I13">
            <calcext:color-scale>
              <calcext:color-scale-entry calcext:value="0" calcext:type="number" calcext:color="#ffffff"/>
              <calcext:color-scale-entry calcext:value="1" calcext:type="number" calcext:color="#000000"/>
            </calcext:color-scale>
          </calcext:conditional-format>
          <calcext:conditional-format calcext:target-range-address="Sheet1.T2:Sheet1.AA13">
            <calcext:color-scale>
              <calcext:color-scale-entry calcext:value="0" calcext:type="number" calcext:color="#ffffff"/>
              <calcext:color-scale-entry calcext:value="1" calcext:type="number" calcext:color="#000000"/>
            </calcext:color-scale>
          </calcext:conditional-format>
          <calcext:conditional-format calcext:target-range-address="Sheet1.K2:Sheet1.R13">
            <calcext:color-scale>
              <calcext:color-scale-entry calcext:value="0" calcext:type="number" calcext:color="#ffffff"/>
              <calcext:color-scale-entry calcext:value="1" calcext:type="number" calcext:color="#00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08:42:57.935005771</meta:creation-date>
    <dc:date>2020-09-16T21:41:45.013844047</dc:date>
    <meta:editing-duration>PT12H40M10S</meta:editing-duration>
    <meta:editing-cycles>1</meta:editing-cycles>
    <meta:document-statistic meta:table-count="1" meta:cell-count="290" meta:object-count="0"/>
    <meta:generator>LibreOffice/6.4.6.2$Linux_X86_64 LibreOffice_project/40$Build-2</meta:generator>
  </office:meta>
</office:document-meta>
</file>